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5pt"/>
    </style:style>
    <style:style style:name="co2" style:family="table-column">
      <style:table-column-properties fo:break-before="auto" style:column-width="37.45pt"/>
    </style:style>
    <style:style style:name="co3" style:family="table-column">
      <style:table-column-properties fo:break-before="auto" style:column-width="79.91pt"/>
    </style:style>
    <style:style style:name="co4" style:family="table-column">
      <style:table-column-properties fo:break-before="auto" style:column-width="74.1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vg_avg" table:style-name="ta1">
        <table:shapes>
          <draw:frame draw:z-index="0" draw:style-name="gr1" draw:text-style-name="P1" svg:width="453.51pt" svg:height="255.09pt" svg:x="284.4pt" svg:y="2.83pt">
            <loext:p draw:notify-on-update-of-ranges="avg_avg.C1:avg_avg.C100 avg_avg.D1:avg_avg.D100 avg_avg.C1:avg_avg.C100 avg_avg.E1:avg_avg.E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068" calcext:value-type="float">
            <text:p>4068</text:p>
          </table:table-cell>
          <table:table-cell office:value-type="float" office:value="3.000009896" calcext:value-type="float">
            <text:p>3.000009896</text:p>
          </table:table-cell>
          <table:table-cell office:value-type="float" office:value="1.8416521625008" calcext:value-type="float">
            <text:p>1.84165216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532" calcext:value-type="float">
            <text:p>4532</text:p>
          </table:table-cell>
          <table:table-cell office:value-type="float" office:value="6.000009896" calcext:value-type="float">
            <text:p>6.000009896</text:p>
          </table:table-cell>
          <table:table-cell office:value-type="float" office:value="1.8539372529464" calcext:value-type="float">
            <text:p>1.85393725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96" calcext:value-type="float">
            <text:p>4996</text:p>
          </table:table-cell>
          <table:table-cell office:value-type="float" office:value="9.000009896" calcext:value-type="float">
            <text:p>9.000009896</text:p>
          </table:table-cell>
          <table:table-cell office:value-type="float" office:value="2.2255194095077" calcext:value-type="float">
            <text:p>2.22551940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460" calcext:value-type="float">
            <text:p>5460</text:p>
          </table:table-cell>
          <table:table-cell office:value-type="float" office:value="12.000009896" calcext:value-type="float">
            <text:p>12.000009896</text:p>
          </table:table-cell>
          <table:table-cell office:value-type="float" office:value="1.9540319305928" calcext:value-type="float">
            <text:p>1.95403193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924" calcext:value-type="float">
            <text:p>5924</text:p>
          </table:table-cell>
          <table:table-cell office:value-type="float" office:value="15.000009896" calcext:value-type="float">
            <text:p>15.000009896</text:p>
          </table:table-cell>
          <table:table-cell office:value-type="float" office:value="1.9910760107701" calcext:value-type="float">
            <text:p>1.99107601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388" calcext:value-type="float">
            <text:p>6388</text:p>
          </table:table-cell>
          <table:table-cell office:value-type="float" office:value="18.000009896" calcext:value-type="float">
            <text:p>18.000009896</text:p>
          </table:table-cell>
          <table:table-cell office:value-type="float" office:value="2.1863493411478" calcext:value-type="float">
            <text:p>2.18634934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852" calcext:value-type="float">
            <text:p>6852</text:p>
          </table:table-cell>
          <table:table-cell office:value-type="float" office:value="21.000009896" calcext:value-type="float">
            <text:p>21.000009896</text:p>
          </table:table-cell>
          <table:table-cell office:value-type="float" office:value="1.8939024382088" calcext:value-type="float">
            <text:p>1.89390243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7316" calcext:value-type="float">
            <text:p>7316</text:p>
          </table:table-cell>
          <table:table-cell office:value-type="float" office:value="24.000009896" calcext:value-type="float">
            <text:p>24.000009896</text:p>
          </table:table-cell>
          <table:table-cell office:value-type="float" office:value="2.1354442042663" calcext:value-type="float">
            <text:p>2.1354442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7780" calcext:value-type="float">
            <text:p>7780</text:p>
          </table:table-cell>
          <table:table-cell office:value-type="float" office:value="27.000009896" calcext:value-type="float">
            <text:p>27.000009896</text:p>
          </table:table-cell>
          <table:table-cell office:value-type="float" office:value="2.088569430007" calcext:value-type="float">
            <text:p>2.088569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8244" calcext:value-type="float">
            <text:p>8244</text:p>
          </table:table-cell>
          <table:table-cell office:value-type="float" office:value="30.000009896" calcext:value-type="float">
            <text:p>30.000009896</text:p>
          </table:table-cell>
          <table:table-cell office:value-type="float" office:value="1.9725647386984" calcext:value-type="float">
            <text:p>1.97256473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8708" calcext:value-type="float">
            <text:p>8708</text:p>
          </table:table-cell>
          <table:table-cell office:value-type="float" office:value="33.000009896" calcext:value-type="float">
            <text:p>33.000009896</text:p>
          </table:table-cell>
          <table:table-cell office:value-type="float" office:value="1.9459601067767" calcext:value-type="float">
            <text:p>1.94596010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9172" calcext:value-type="float">
            <text:p>9172</text:p>
          </table:table-cell>
          <table:table-cell office:value-type="float" office:value="36.000009896" calcext:value-type="float">
            <text:p>36.000009896</text:p>
          </table:table-cell>
          <table:table-cell office:value-type="float" office:value="2.3459804972432" calcext:value-type="float">
            <text:p>2.34598049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9636" calcext:value-type="float">
            <text:p>9636</text:p>
          </table:table-cell>
          <table:table-cell office:value-type="float" office:value="39.000009896" calcext:value-type="float">
            <text:p>39.000009896</text:p>
          </table:table-cell>
          <table:table-cell office:value-type="float" office:value="2.1412715202823" calcext:value-type="float">
            <text:p>2.14127152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0100" calcext:value-type="float">
            <text:p>10100</text:p>
          </table:table-cell>
          <table:table-cell office:value-type="float" office:value="42.000009896" calcext:value-type="float">
            <text:p>42.000009896</text:p>
          </table:table-cell>
          <table:table-cell office:value-type="float" office:value="2.0174214997443" calcext:value-type="float">
            <text:p>2.01742149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0564" calcext:value-type="float">
            <text:p>10564</text:p>
          </table:table-cell>
          <table:table-cell office:value-type="float" office:value="45.000009896" calcext:value-type="float">
            <text:p>45.000009896</text:p>
          </table:table-cell>
          <table:table-cell office:value-type="float" office:value="1.7923604688193" calcext:value-type="float">
            <text:p>1.79236046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1028" calcext:value-type="float">
            <text:p>11028</text:p>
          </table:table-cell>
          <table:table-cell office:value-type="float" office:value="48.000009896" calcext:value-type="float">
            <text:p>48.000009896</text:p>
          </table:table-cell>
          <table:table-cell office:value-type="float" office:value="1.7953031846348" calcext:value-type="float">
            <text:p>1.79530318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1492" calcext:value-type="float">
            <text:p>11492</text:p>
          </table:table-cell>
          <table:table-cell office:value-type="float" office:value="51.000009896" calcext:value-type="float">
            <text:p>51.000009896</text:p>
          </table:table-cell>
          <table:table-cell office:value-type="float" office:value="1.6327808646926" calcext:value-type="float">
            <text:p>1.63278086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1956" calcext:value-type="float">
            <text:p>11956</text:p>
          </table:table-cell>
          <table:table-cell office:value-type="float" office:value="54.000009896" calcext:value-type="float">
            <text:p>54.000009896</text:p>
          </table:table-cell>
          <table:table-cell office:value-type="float" office:value="2.0940781088722" calcext:value-type="float">
            <text:p>2.09407810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2420" calcext:value-type="float">
            <text:p>12420</text:p>
          </table:table-cell>
          <table:table-cell office:value-type="float" office:value="57.000009896" calcext:value-type="float">
            <text:p>57.000009896</text:p>
          </table:table-cell>
          <table:table-cell office:value-type="float" office:value="1.846067287595" calcext:value-type="float">
            <text:p>1.84606728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2885" calcext:value-type="float">
            <text:p>12885</text:p>
          </table:table-cell>
          <table:table-cell office:value-type="float" office:value="60.000009896" calcext:value-type="float">
            <text:p>60.000009896</text:p>
          </table:table-cell>
          <table:table-cell office:value-type="float" office:value="3.1559265777651" calcext:value-type="float">
            <text:p>3.15592657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3349" calcext:value-type="float">
            <text:p>13349</text:p>
          </table:table-cell>
          <table:table-cell office:value-type="float" office:value="63.000009896" calcext:value-type="float">
            <text:p>63.000009896</text:p>
          </table:table-cell>
          <table:table-cell office:value-type="float" office:value="2.8514288670588" calcext:value-type="float">
            <text:p>2.85142886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3813" calcext:value-type="float">
            <text:p>13813</text:p>
          </table:table-cell>
          <table:table-cell office:value-type="float" office:value="66.000009896" calcext:value-type="float">
            <text:p>66.000009896</text:p>
          </table:table-cell>
          <table:table-cell office:value-type="float" office:value="2.9995130485928" calcext:value-type="float">
            <text:p>2.99951304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277" calcext:value-type="float">
            <text:p>14277</text:p>
          </table:table-cell>
          <table:table-cell office:value-type="float" office:value="69.000009896" calcext:value-type="float">
            <text:p>69.000009896</text:p>
          </table:table-cell>
          <table:table-cell office:value-type="float" office:value="3.1196375631902" calcext:value-type="float">
            <text:p>3.11963756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741" calcext:value-type="float">
            <text:p>14741</text:p>
          </table:table-cell>
          <table:table-cell office:value-type="float" office:value="72.000009896" calcext:value-type="float">
            <text:p>72.000009896</text:p>
          </table:table-cell>
          <table:table-cell office:value-type="float" office:value="3.2502987559833" calcext:value-type="float">
            <text:p>3.2502987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5205" calcext:value-type="float">
            <text:p>15205</text:p>
          </table:table-cell>
          <table:table-cell office:value-type="float" office:value="75.000009896" calcext:value-type="float">
            <text:p>75.000009896</text:p>
          </table:table-cell>
          <table:table-cell office:value-type="float" office:value="3.080125073014" calcext:value-type="float">
            <text:p>3.0801250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5669" calcext:value-type="float">
            <text:p>15669</text:p>
          </table:table-cell>
          <table:table-cell office:value-type="float" office:value="78.000009896" calcext:value-type="float">
            <text:p>78.000009896</text:p>
          </table:table-cell>
          <table:table-cell office:value-type="float" office:value="2.9748136550272" calcext:value-type="float">
            <text:p>2.9748136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6133" calcext:value-type="float">
            <text:p>16133</text:p>
          </table:table-cell>
          <table:table-cell office:value-type="float" office:value="81.000009896" calcext:value-type="float">
            <text:p>81.000009896</text:p>
          </table:table-cell>
          <table:table-cell office:value-type="float" office:value="2.771109801626" calcext:value-type="float">
            <text:p>2.7711098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6597" calcext:value-type="float">
            <text:p>16597</text:p>
          </table:table-cell>
          <table:table-cell office:value-type="float" office:value="84.000009896" calcext:value-type="float">
            <text:p>84.000009896</text:p>
          </table:table-cell>
          <table:table-cell office:value-type="float" office:value="3.0553802856416" calcext:value-type="float">
            <text:p>3.05538028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7061" calcext:value-type="float">
            <text:p>17061</text:p>
          </table:table-cell>
          <table:table-cell office:value-type="float" office:value="87.000009896" calcext:value-type="float">
            <text:p>87.000009896</text:p>
          </table:table-cell>
          <table:table-cell office:value-type="float" office:value="2.963057353847" calcext:value-type="float">
            <text:p>2.96305735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8543" calcext:value-type="float">
            <text:p>18543</text:p>
          </table:table-cell>
          <table:table-cell office:value-type="float" office:value="90.000009896" calcext:value-type="float">
            <text:p>90.000009896</text:p>
          </table:table-cell>
          <table:table-cell office:value-type="float" office:value="3.045878380779" calcext:value-type="float">
            <text:p>3.04587838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9009" calcext:value-type="float">
            <text:p>19009</text:p>
          </table:table-cell>
          <table:table-cell office:value-type="float" office:value="93.000009896" calcext:value-type="float">
            <text:p>93.000009896</text:p>
          </table:table-cell>
          <table:table-cell office:value-type="float" office:value="3.0187364011217" calcext:value-type="float">
            <text:p>3.01873640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9473" calcext:value-type="float">
            <text:p>19473</text:p>
          </table:table-cell>
          <table:table-cell office:value-type="float" office:value="96.000009896" calcext:value-type="float">
            <text:p>96.000009896</text:p>
          </table:table-cell>
          <table:table-cell office:value-type="float" office:value="2.9449135813661" calcext:value-type="float">
            <text:p>2.94491358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9937" calcext:value-type="float">
            <text:p>19937</text:p>
          </table:table-cell>
          <table:table-cell office:value-type="float" office:value="99.000009896" calcext:value-type="float">
            <text:p>99.000009896</text:p>
          </table:table-cell>
          <table:table-cell office:value-type="float" office:value="3.0811216330303" calcext:value-type="float">
            <text:p>3.0811216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0401" calcext:value-type="float">
            <text:p>20401</text:p>
          </table:table-cell>
          <table:table-cell office:value-type="float" office:value="102.000009896" calcext:value-type="float">
            <text:p>102.000009896</text:p>
          </table:table-cell>
          <table:table-cell office:value-type="float" office:value="3.0057161918506" calcext:value-type="float">
            <text:p>3.00571619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0865" calcext:value-type="float">
            <text:p>20865</text:p>
          </table:table-cell>
          <table:table-cell office:value-type="float" office:value="105.000009896" calcext:value-type="float">
            <text:p>105.000009896</text:p>
          </table:table-cell>
          <table:table-cell office:value-type="float" office:value="3.2649963080102" calcext:value-type="float">
            <text:p>3.2649963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1329" calcext:value-type="float">
            <text:p>21329</text:p>
          </table:table-cell>
          <table:table-cell office:value-type="float" office:value="108.000009896" calcext:value-type="float">
            <text:p>108.000009896</text:p>
          </table:table-cell>
          <table:table-cell office:value-type="float" office:value="2.9979646762127" calcext:value-type="float">
            <text:p>2.99796467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1793" calcext:value-type="float">
            <text:p>21793</text:p>
          </table:table-cell>
          <table:table-cell office:value-type="float" office:value="111.000009896" calcext:value-type="float">
            <text:p>111.000009896</text:p>
          </table:table-cell>
          <table:table-cell office:value-type="float" office:value="3.0193869269002" calcext:value-type="float">
            <text:p>3.01938692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2257" calcext:value-type="float">
            <text:p>22257</text:p>
          </table:table-cell>
          <table:table-cell office:value-type="float" office:value="114.000009896" calcext:value-type="float">
            <text:p>114.000009896</text:p>
          </table:table-cell>
          <table:table-cell office:value-type="float" office:value="3.1386698422776" calcext:value-type="float">
            <text:p>3.13866984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2721" calcext:value-type="float">
            <text:p>22721</text:p>
          </table:table-cell>
          <table:table-cell office:value-type="float" office:value="117.000009896" calcext:value-type="float">
            <text:p>117.000009896</text:p>
          </table:table-cell>
          <table:table-cell office:value-type="float" office:value="2.8633504875765" calcext:value-type="float">
            <text:p>2.86335048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3185" calcext:value-type="float">
            <text:p>23185</text:p>
          </table:table-cell>
          <table:table-cell office:value-type="float" office:value="120.000009896" calcext:value-type="float">
            <text:p>120.000009896</text:p>
          </table:table-cell>
          <table:table-cell office:value-type="float" office:value="3.104585421284" calcext:value-type="float">
            <text:p>3.10458542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5638" calcext:value-type="float">
            <text:p>25638</text:p>
          </table:table-cell>
          <table:table-cell office:value-type="float" office:value="123.000028016" calcext:value-type="float">
            <text:p>123.000028016</text:p>
          </table:table-cell>
          <table:table-cell office:value-type="float" office:value="3.025553256545" calcext:value-type="float">
            <text:p>3.02555325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6863" calcext:value-type="float">
            <text:p>26863</text:p>
          </table:table-cell>
          <table:table-cell office:value-type="float" office:value="126.000009896" calcext:value-type="float">
            <text:p>126.000009896</text:p>
          </table:table-cell>
          <table:table-cell office:value-type="float" office:value="3.0000988979589" calcext:value-type="float">
            <text:p>3.0000988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7327" calcext:value-type="float">
            <text:p>27327</text:p>
          </table:table-cell>
          <table:table-cell office:value-type="float" office:value="129.000009896" calcext:value-type="float">
            <text:p>129.000009896</text:p>
          </table:table-cell>
          <table:table-cell office:value-type="float" office:value="2.8978131647437" calcext:value-type="float">
            <text:p>2.89781316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7791" calcext:value-type="float">
            <text:p>27791</text:p>
          </table:table-cell>
          <table:table-cell office:value-type="float" office:value="132.000009896" calcext:value-type="float">
            <text:p>132.000009896</text:p>
          </table:table-cell>
          <table:table-cell office:value-type="float" office:value="2.9368755588288" calcext:value-type="float">
            <text:p>2.93687555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8255" calcext:value-type="float">
            <text:p>28255</text:p>
          </table:table-cell>
          <table:table-cell office:value-type="float" office:value="135.000009896" calcext:value-type="float">
            <text:p>135.000009896</text:p>
          </table:table-cell>
          <table:table-cell office:value-type="float" office:value="3.0376859534479" calcext:value-type="float">
            <text:p>3.03768595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8719" calcext:value-type="float">
            <text:p>28719</text:p>
          </table:table-cell>
          <table:table-cell office:value-type="float" office:value="138.000009896" calcext:value-type="float">
            <text:p>138.000009896</text:p>
          </table:table-cell>
          <table:table-cell office:value-type="float" office:value="2.951193418101" calcext:value-type="float">
            <text:p>2.95119341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9183" calcext:value-type="float">
            <text:p>29183</text:p>
          </table:table-cell>
          <table:table-cell office:value-type="float" office:value="141.000009896" calcext:value-type="float">
            <text:p>141.000009896</text:p>
          </table:table-cell>
          <table:table-cell office:value-type="float" office:value="2.8675618043681" calcext:value-type="float">
            <text:p>2.86756180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9647" calcext:value-type="float">
            <text:p>29647</text:p>
          </table:table-cell>
          <table:table-cell office:value-type="float" office:value="144.000009896" calcext:value-type="float">
            <text:p>144.000009896</text:p>
          </table:table-cell>
          <table:table-cell office:value-type="float" office:value="2.9556597371677" calcext:value-type="float">
            <text:p>2.95565973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0111" calcext:value-type="float">
            <text:p>30111</text:p>
          </table:table-cell>
          <table:table-cell office:value-type="float" office:value="147.000009896" calcext:value-type="float">
            <text:p>147.000009896</text:p>
          </table:table-cell>
          <table:table-cell office:value-type="float" office:value="3.1502057906427" calcext:value-type="float">
            <text:p>3.15020579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0575" calcext:value-type="float">
            <text:p>30575</text:p>
          </table:table-cell>
          <table:table-cell office:value-type="float" office:value="150.000009896" calcext:value-type="float">
            <text:p>150.000009896</text:p>
          </table:table-cell>
          <table:table-cell office:value-type="float" office:value="3.0575753117497" calcext:value-type="float">
            <text:p>3.05757531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1039" calcext:value-type="float">
            <text:p>31039</text:p>
          </table:table-cell>
          <table:table-cell office:value-type="float" office:value="153.000009896" calcext:value-type="float">
            <text:p>153.000009896</text:p>
          </table:table-cell>
          <table:table-cell office:value-type="float" office:value="2.759692608044" calcext:value-type="float">
            <text:p>2.7596926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1503" calcext:value-type="float">
            <text:p>31503</text:p>
          </table:table-cell>
          <table:table-cell office:value-type="float" office:value="156.000009896" calcext:value-type="float">
            <text:p>156.000009896</text:p>
          </table:table-cell>
          <table:table-cell office:value-type="float" office:value="2.883638508092" calcext:value-type="float">
            <text:p>2.88363850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1967" calcext:value-type="float">
            <text:p>31967</text:p>
          </table:table-cell>
          <table:table-cell office:value-type="float" office:value="159.000009896" calcext:value-type="float">
            <text:p>159.000009896</text:p>
          </table:table-cell>
          <table:table-cell office:value-type="float" office:value="2.9327881952012" calcext:value-type="float">
            <text:p>2.93278819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2431" calcext:value-type="float">
            <text:p>32431</text:p>
          </table:table-cell>
          <table:table-cell office:value-type="float" office:value="162.000009896" calcext:value-type="float">
            <text:p>162.000009896</text:p>
          </table:table-cell>
          <table:table-cell office:value-type="float" office:value="3.1005471809776" calcext:value-type="float">
            <text:p>3.1005471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2895" calcext:value-type="float">
            <text:p>32895</text:p>
          </table:table-cell>
          <table:table-cell office:value-type="float" office:value="165.000009896" calcext:value-type="float">
            <text:p>165.000009896</text:p>
          </table:table-cell>
          <table:table-cell office:value-type="float" office:value="3.3634923068311" calcext:value-type="float">
            <text:p>3.36349230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3359" calcext:value-type="float">
            <text:p>33359</text:p>
          </table:table-cell>
          <table:table-cell office:value-type="float" office:value="168.000009896" calcext:value-type="float">
            <text:p>168.000009896</text:p>
          </table:table-cell>
          <table:table-cell office:value-type="float" office:value="3.068018373506" calcext:value-type="float">
            <text:p>3.06801837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3823" calcext:value-type="float">
            <text:p>33823</text:p>
          </table:table-cell>
          <table:table-cell office:value-type="float" office:value="171.000009896" calcext:value-type="float">
            <text:p>171.000009896</text:p>
          </table:table-cell>
          <table:table-cell office:value-type="float" office:value="3.0566275315157" calcext:value-type="float">
            <text:p>3.05662753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4287" calcext:value-type="float">
            <text:p>34287</text:p>
          </table:table-cell>
          <table:table-cell office:value-type="float" office:value="174.000009896" calcext:value-type="float">
            <text:p>174.000009896</text:p>
          </table:table-cell>
          <table:table-cell office:value-type="float" office:value="2.8318743700189" calcext:value-type="float">
            <text:p>2.831874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4751" calcext:value-type="float">
            <text:p>34751</text:p>
          </table:table-cell>
          <table:table-cell office:value-type="float" office:value="177.000009896" calcext:value-type="float">
            <text:p>177.000009896</text:p>
          </table:table-cell>
          <table:table-cell office:value-type="float" office:value="2.866903961703" calcext:value-type="float">
            <text:p>2.86690396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6267" calcext:value-type="float">
            <text:p>36267</text:p>
          </table:table-cell>
          <table:table-cell office:value-type="float" office:value="180.000009896" calcext:value-type="float">
            <text:p>180.000009896</text:p>
          </table:table-cell>
          <table:table-cell office:value-type="float" office:value="2.8040980492505" calcext:value-type="float">
            <text:p>2.80409804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6761" calcext:value-type="float">
            <text:p>36761</text:p>
          </table:table-cell>
          <table:table-cell office:value-type="float" office:value="183.000009896" calcext:value-type="float">
            <text:p>183.000009896</text:p>
          </table:table-cell>
          <table:table-cell office:value-type="float" office:value="2.9125102625651" calcext:value-type="float">
            <text:p>2.91251026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7225" calcext:value-type="float">
            <text:p>37225</text:p>
          </table:table-cell>
          <table:table-cell office:value-type="float" office:value="186.000009896" calcext:value-type="float">
            <text:p>186.000009896</text:p>
          </table:table-cell>
          <table:table-cell office:value-type="float" office:value="2.8970001145833" calcext:value-type="float">
            <text:p>2.89700011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7689" calcext:value-type="float">
            <text:p>37689</text:p>
          </table:table-cell>
          <table:table-cell office:value-type="float" office:value="189.000009896" calcext:value-type="float">
            <text:p>189.000009896</text:p>
          </table:table-cell>
          <table:table-cell office:value-type="float" office:value="3.1317079603062" calcext:value-type="float">
            <text:p>3.13170796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8153" calcext:value-type="float">
            <text:p>38153</text:p>
          </table:table-cell>
          <table:table-cell office:value-type="float" office:value="192.000009896" calcext:value-type="float">
            <text:p>192.000009896</text:p>
          </table:table-cell>
          <table:table-cell office:value-type="float" office:value="3.0787614599149" calcext:value-type="float">
            <text:p>3.07876145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8617" calcext:value-type="float">
            <text:p>38617</text:p>
          </table:table-cell>
          <table:table-cell office:value-type="float" office:value="195.000009896" calcext:value-type="float">
            <text:p>195.000009896</text:p>
          </table:table-cell>
          <table:table-cell office:value-type="float" office:value="2.8657782515222" calcext:value-type="float">
            <text:p>2.86577825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9081" calcext:value-type="float">
            <text:p>39081</text:p>
          </table:table-cell>
          <table:table-cell office:value-type="float" office:value="198.000009896" calcext:value-type="float">
            <text:p>198.000009896</text:p>
          </table:table-cell>
          <table:table-cell office:value-type="float" office:value="3.1310550795374" calcext:value-type="float">
            <text:p>3.13105507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9545" calcext:value-type="float">
            <text:p>39545</text:p>
          </table:table-cell>
          <table:table-cell office:value-type="float" office:value="201.000009896" calcext:value-type="float">
            <text:p>201.000009896</text:p>
          </table:table-cell>
          <table:table-cell office:value-type="float" office:value="2.9059513993957" calcext:value-type="float">
            <text:p>2.90595139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0009" calcext:value-type="float">
            <text:p>40009</text:p>
          </table:table-cell>
          <table:table-cell office:value-type="float" office:value="204.000009896" calcext:value-type="float">
            <text:p>204.000009896</text:p>
          </table:table-cell>
          <table:table-cell office:value-type="float" office:value="2.9593898583809" calcext:value-type="float">
            <text:p>2.95938985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0473" calcext:value-type="float">
            <text:p>40473</text:p>
          </table:table-cell>
          <table:table-cell office:value-type="float" office:value="207.000009896" calcext:value-type="float">
            <text:p>207.000009896</text:p>
          </table:table-cell>
          <table:table-cell office:value-type="float" office:value="2.8247242491381" calcext:value-type="float">
            <text:p>2.82472424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0937" calcext:value-type="float">
            <text:p>40937</text:p>
          </table:table-cell>
          <table:table-cell office:value-type="float" office:value="210.000009896" calcext:value-type="float">
            <text:p>210.000009896</text:p>
          </table:table-cell>
          <table:table-cell office:value-type="float" office:value="2.818255170454" calcext:value-type="float">
            <text:p>2.81825517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1401" calcext:value-type="float">
            <text:p>41401</text:p>
          </table:table-cell>
          <table:table-cell office:value-type="float" office:value="213.000009896" calcext:value-type="float">
            <text:p>213.000009896</text:p>
          </table:table-cell>
          <table:table-cell office:value-type="float" office:value="3.0841305652224" calcext:value-type="float">
            <text:p>3.08413056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1865" calcext:value-type="float">
            <text:p>41865</text:p>
          </table:table-cell>
          <table:table-cell office:value-type="float" office:value="216.000009896" calcext:value-type="float">
            <text:p>216.000009896</text:p>
          </table:table-cell>
          <table:table-cell office:value-type="float" office:value="3.013178240579" calcext:value-type="float">
            <text:p>3.01317824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2329" calcext:value-type="float">
            <text:p>42329</text:p>
          </table:table-cell>
          <table:table-cell office:value-type="float" office:value="219.000009896" calcext:value-type="float">
            <text:p>219.000009896</text:p>
          </table:table-cell>
          <table:table-cell office:value-type="float" office:value="3.0355841307373" calcext:value-type="float">
            <text:p>3.03558413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2793" calcext:value-type="float">
            <text:p>42793</text:p>
          </table:table-cell>
          <table:table-cell office:value-type="float" office:value="222.000009896" calcext:value-type="float">
            <text:p>222.000009896</text:p>
          </table:table-cell>
          <table:table-cell office:value-type="float" office:value="3.0805189509955" calcext:value-type="float">
            <text:p>3.0805189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3257" calcext:value-type="float">
            <text:p>43257</text:p>
          </table:table-cell>
          <table:table-cell office:value-type="float" office:value="225.000009896" calcext:value-type="float">
            <text:p>225.000009896</text:p>
          </table:table-cell>
          <table:table-cell office:value-type="float" office:value="2.7816724960248" calcext:value-type="float">
            <text:p>2.7816724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3721" calcext:value-type="float">
            <text:p>43721</text:p>
          </table:table-cell>
          <table:table-cell office:value-type="float" office:value="228.000009896" calcext:value-type="float">
            <text:p>228.000009896</text:p>
          </table:table-cell>
          <table:table-cell office:value-type="float" office:value="3.1516941173699" calcext:value-type="float">
            <text:p>3.15169411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4185" calcext:value-type="float">
            <text:p>44185</text:p>
          </table:table-cell>
          <table:table-cell office:value-type="float" office:value="231.000009896" calcext:value-type="float">
            <text:p>231.000009896</text:p>
          </table:table-cell>
          <table:table-cell office:value-type="float" office:value="2.8811453991538" calcext:value-type="float">
            <text:p>2.88114539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4649" calcext:value-type="float">
            <text:p>44649</text:p>
          </table:table-cell>
          <table:table-cell office:value-type="float" office:value="234.000009896" calcext:value-type="float">
            <text:p>234.000009896</text:p>
          </table:table-cell>
          <table:table-cell office:value-type="float" office:value="2.8851675713265" calcext:value-type="float">
            <text:p>2.88516757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5113" calcext:value-type="float">
            <text:p>45113</text:p>
          </table:table-cell>
          <table:table-cell office:value-type="float" office:value="237.000009896" calcext:value-type="float">
            <text:p>237.000009896</text:p>
          </table:table-cell>
          <table:table-cell office:value-type="float" office:value="3.1102146814536" calcext:value-type="float">
            <text:p>3.11021468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5577" calcext:value-type="float">
            <text:p>45577</text:p>
          </table:table-cell>
          <table:table-cell office:value-type="float" office:value="240.000009896" calcext:value-type="float">
            <text:p>240.000009896</text:p>
          </table:table-cell>
          <table:table-cell office:value-type="float" office:value="2.9119621860744" calcext:value-type="float">
            <text:p>2.91196218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6041" calcext:value-type="float">
            <text:p>46041</text:p>
          </table:table-cell>
          <table:table-cell office:value-type="float" office:value="243.000009896" calcext:value-type="float">
            <text:p>243.000009896</text:p>
          </table:table-cell>
          <table:table-cell office:value-type="float" office:value="2.8306575850751" calcext:value-type="float">
            <text:p>2.83065758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8296" calcext:value-type="float">
            <text:p>48296</text:p>
          </table:table-cell>
          <table:table-cell office:value-type="float" office:value="246.000028016" calcext:value-type="float">
            <text:p>246.000028016</text:p>
          </table:table-cell>
          <table:table-cell office:value-type="float" office:value="3.0297473856383" calcext:value-type="float">
            <text:p>3.02974738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521" calcext:value-type="float">
            <text:p>49521</text:p>
          </table:table-cell>
          <table:table-cell office:value-type="float" office:value="249.000009896" calcext:value-type="float">
            <text:p>249.000009896</text:p>
          </table:table-cell>
          <table:table-cell office:value-type="float" office:value="3.2814497137986" calcext:value-type="float">
            <text:p>3.28144971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985" calcext:value-type="float">
            <text:p>49985</text:p>
          </table:table-cell>
          <table:table-cell office:value-type="float" office:value="252.000009896" calcext:value-type="float">
            <text:p>252.000009896</text:p>
          </table:table-cell>
          <table:table-cell office:value-type="float" office:value="2.9240626239923" calcext:value-type="float">
            <text:p>2.9240626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0449" calcext:value-type="float">
            <text:p>50449</text:p>
          </table:table-cell>
          <table:table-cell office:value-type="float" office:value="255.000009896" calcext:value-type="float">
            <text:p>255.000009896</text:p>
          </table:table-cell>
          <table:table-cell office:value-type="float" office:value="3.0011045444634" calcext:value-type="float">
            <text:p>3.00110454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0913" calcext:value-type="float">
            <text:p>50913</text:p>
          </table:table-cell>
          <table:table-cell office:value-type="float" office:value="258.000009896" calcext:value-type="float">
            <text:p>258.000009896</text:p>
          </table:table-cell>
          <table:table-cell office:value-type="float" office:value="2.99050281983" calcext:value-type="float">
            <text:p>2.99050281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1377" calcext:value-type="float">
            <text:p>51377</text:p>
          </table:table-cell>
          <table:table-cell office:value-type="float" office:value="261.000009896" calcext:value-type="float">
            <text:p>261.000009896</text:p>
          </table:table-cell>
          <table:table-cell office:value-type="float" office:value="3.023336100339" calcext:value-type="float">
            <text:p>3.02333610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1841" calcext:value-type="float">
            <text:p>51841</text:p>
          </table:table-cell>
          <table:table-cell office:value-type="float" office:value="264.000009896" calcext:value-type="float">
            <text:p>264.000009896</text:p>
          </table:table-cell>
          <table:table-cell office:value-type="float" office:value="2.9668325154498" calcext:value-type="float">
            <text:p>2.96683251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2305" calcext:value-type="float">
            <text:p>52305</text:p>
          </table:table-cell>
          <table:table-cell office:value-type="float" office:value="267.000009896" calcext:value-type="float">
            <text:p>267.000009896</text:p>
          </table:table-cell>
          <table:table-cell office:value-type="float" office:value="2.8522785173804" calcext:value-type="float">
            <text:p>2.85227851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3827" calcext:value-type="float">
            <text:p>53827</text:p>
          </table:table-cell>
          <table:table-cell office:value-type="float" office:value="270.000009896" calcext:value-type="float">
            <text:p>270.000009896</text:p>
          </table:table-cell>
          <table:table-cell office:value-type="float" office:value="3.1736095973218" calcext:value-type="float">
            <text:p>3.17360959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4293" calcext:value-type="float">
            <text:p>54293</text:p>
          </table:table-cell>
          <table:table-cell office:value-type="float" office:value="273.000009896" calcext:value-type="float">
            <text:p>273.000009896</text:p>
          </table:table-cell>
          <table:table-cell office:value-type="float" office:value="2.9416548618104" calcext:value-type="float">
            <text:p>2.94165486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4757" calcext:value-type="float">
            <text:p>54757</text:p>
          </table:table-cell>
          <table:table-cell office:value-type="float" office:value="276.000009896" calcext:value-type="float">
            <text:p>276.000009896</text:p>
          </table:table-cell>
          <table:table-cell office:value-type="float" office:value="3.1751447014952" calcext:value-type="float">
            <text:p>3.1751447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5221" calcext:value-type="float">
            <text:p>55221</text:p>
          </table:table-cell>
          <table:table-cell office:value-type="float" office:value="279.000009896" calcext:value-type="float">
            <text:p>279.000009896</text:p>
          </table:table-cell>
          <table:table-cell office:value-type="float" office:value="2.9986198670337" calcext:value-type="float">
            <text:p>2.9986198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5685" calcext:value-type="float">
            <text:p>55685</text:p>
          </table:table-cell>
          <table:table-cell office:value-type="float" office:value="282.000009896" calcext:value-type="float">
            <text:p>282.000009896</text:p>
          </table:table-cell>
          <table:table-cell office:value-type="float" office:value="3.0598334928657" calcext:value-type="float">
            <text:p>3.05983349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6149" calcext:value-type="float">
            <text:p>56149</text:p>
          </table:table-cell>
          <table:table-cell office:value-type="float" office:value="285.000009896" calcext:value-type="float">
            <text:p>285.000009896</text:p>
          </table:table-cell>
          <table:table-cell office:value-type="float" office:value="3.0056147474818" calcext:value-type="float">
            <text:p>3.00561474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6613" calcext:value-type="float">
            <text:p>56613</text:p>
          </table:table-cell>
          <table:table-cell office:value-type="float" office:value="288.000009896" calcext:value-type="float">
            <text:p>288.000009896</text:p>
          </table:table-cell>
          <table:table-cell office:value-type="float" office:value="2.9924391506491" calcext:value-type="float">
            <text:p>2.99243915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7077" calcext:value-type="float">
            <text:p>57077</text:p>
          </table:table-cell>
          <table:table-cell office:value-type="float" office:value="291.000009896" calcext:value-type="float">
            <text:p>291.000009896</text:p>
          </table:table-cell>
          <table:table-cell office:value-type="float" office:value="3.0719998923215" calcext:value-type="float">
            <text:p>3.07199989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7541" calcext:value-type="float">
            <text:p>57541</text:p>
          </table:table-cell>
          <table:table-cell office:value-type="float" office:value="294.000009896" calcext:value-type="float">
            <text:p>294.000009896</text:p>
          </table:table-cell>
          <table:table-cell office:value-type="float" office:value="3.0969329355744" calcext:value-type="float">
            <text:p>3.09693293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8005" calcext:value-type="float">
            <text:p>58005</text:p>
          </table:table-cell>
          <table:table-cell office:value-type="float" office:value="297.000009896" calcext:value-type="float">
            <text:p>297.000009896</text:p>
          </table:table-cell>
          <table:table-cell office:value-type="float" office:value="3.0704334785331" calcext:value-type="float">
            <text:p>3.07043347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8469" calcext:value-type="float">
            <text:p>58469</text:p>
          </table:table-cell>
          <table:table-cell office:value-type="float" office:value="300.000009896" calcext:value-type="float">
            <text:p>300.000009896</text:p>
          </table:table-cell>
          <table:table-cell office:value-type="float" office:value="2.8839758550113" calcext:value-type="float">
            <text:p>2.883975855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 style:data-style-name="N2" text:time-value="11:50:23.6941936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1:50:44.241233081</dc:date>
    <meta:editing-duration>PT1M16S</meta:editing-duration>
    <meta:editing-cycles>2</meta:editing-cycles>
    <meta:generator>LibreOffice/5.1.4.2$Linux_X86_64 LibreOffice_project/10m0$Build-2</meta:generator>
    <meta:document-statistic meta:table-count="1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35cm" svg:y="0.315cm" chart:style-name="ch2">
          <text:p>Avg (avg) energy generation</text:p>
        </chart:title>
        <chart:subtitle svg:x="5.375cm" svg:y="1.286cm" chart:style-name="ch3">
          <text:p>system overview-hidden alert</text:p>
        </chart:subtitle>
        <chart:legend chart:legend-position="end" svg:x="13.114cm" svg:y="3.925cm" style:legend-expansion="high" chart:style-name="ch4"/>
        <chart:plot-area chart:style-name="ch5" table:cell-range-address="avg_avg.C1:avg_avg.E100" chart:data-source-has-labels="row" svg:x="0.32cm" svg:y="2.153cm" svg:width="12.474cm" svg:height="6.667cm">
          <chartooo:coordinate-region svg:x="0.783cm" svg:y="2.366cm" svg:width="11.692cm" svg:height="5.78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avg_avg.D1:avg_avg.D100" loext:label-string="avgavg" chart:class="chart:scatter">
            <chart:domain table:cell-range-address="avg_avg.C1:avg_avg.C100"/>
            <chart:data-point chart:repeated="100"/>
          </chart:series>
          <chart:series chart:style-name="ch9" chart:values-cell-range-address="avg_avg.E1:avg_avg.E100" loext:label-string="threshold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avg</text:p>
              </table:table-cell>
              <table:table-cell office:value-type="string">
                <text:p>thresh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0009896">
                <text:p>3.000009896</text:p>
                <draw:g>
                  <svg:desc>avg_avg.C1:avg_avg.C100</svg:desc>
                </draw:g>
              </table:table-cell>
              <table:table-cell office:value-type="float" office:value="1.8416521625008">
                <text:p>1.8416521625008</text:p>
                <draw:g>
                  <svg:desc>avg_avg.D1:avg_avg.D100</svg:desc>
                </draw:g>
              </table:table-cell>
              <table:table-cell office:value-type="float" office:value="5">
                <text:p>5</text:p>
                <draw:g>
                  <svg:desc>avg_avg.E1:avg_avg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00009896">
                <text:p>6.000009896</text:p>
              </table:table-cell>
              <table:table-cell office:value-type="float" office:value="1.8539372529464">
                <text:p>1.85393725294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0009896">
                <text:p>9.000009896</text:p>
              </table:table-cell>
              <table:table-cell office:value-type="float" office:value="2.2255194095077">
                <text:p>2.22551940950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00009896">
                <text:p>12.000009896</text:p>
              </table:table-cell>
              <table:table-cell office:value-type="float" office:value="1.9540319305928">
                <text:p>1.95403193059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00009896">
                <text:p>15.000009896</text:p>
              </table:table-cell>
              <table:table-cell office:value-type="float" office:value="1.9910760107701">
                <text:p>1.99107601077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00009896">
                <text:p>18.000009896</text:p>
              </table:table-cell>
              <table:table-cell office:value-type="float" office:value="2.1863493411478">
                <text:p>2.18634934114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00009896">
                <text:p>21.000009896</text:p>
              </table:table-cell>
              <table:table-cell office:value-type="float" office:value="1.8939024382088">
                <text:p>1.89390243820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000009896">
                <text:p>24.000009896</text:p>
              </table:table-cell>
              <table:table-cell office:value-type="float" office:value="2.1354442042663">
                <text:p>2.13544420426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000009896">
                <text:p>27.000009896</text:p>
              </table:table-cell>
              <table:table-cell office:value-type="float" office:value="2.088569430007">
                <text:p>2.0885694300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00009896">
                <text:p>30.000009896</text:p>
              </table:table-cell>
              <table:table-cell office:value-type="float" office:value="1.9725647386984">
                <text:p>1.97256473869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000009896">
                <text:p>33.000009896</text:p>
              </table:table-cell>
              <table:table-cell office:value-type="float" office:value="1.9459601067767">
                <text:p>1.94596010677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9896">
                <text:p>36.000009896</text:p>
              </table:table-cell>
              <table:table-cell office:value-type="float" office:value="2.3459804972432">
                <text:p>2.34598049724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000009896">
                <text:p>39.000009896</text:p>
              </table:table-cell>
              <table:table-cell office:value-type="float" office:value="2.1412715202823">
                <text:p>2.14127152028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000009896">
                <text:p>42.000009896</text:p>
              </table:table-cell>
              <table:table-cell office:value-type="float" office:value="2.0174214997443">
                <text:p>2.01742149974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000009896">
                <text:p>45.000009896</text:p>
              </table:table-cell>
              <table:table-cell office:value-type="float" office:value="1.7923604688193">
                <text:p>1.79236046881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000009896">
                <text:p>48.000009896</text:p>
              </table:table-cell>
              <table:table-cell office:value-type="float" office:value="1.7953031846348">
                <text:p>1.7953031846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00009896">
                <text:p>51.000009896</text:p>
              </table:table-cell>
              <table:table-cell office:value-type="float" office:value="1.6327808646926">
                <text:p>1.63278086469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00009896">
                <text:p>54.000009896</text:p>
              </table:table-cell>
              <table:table-cell office:value-type="float" office:value="2.0940781088722">
                <text:p>2.09407810887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000009896">
                <text:p>57.000009896</text:p>
              </table:table-cell>
              <table:table-cell office:value-type="float" office:value="1.846067287595">
                <text:p>1.8460672875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000009896">
                <text:p>60.000009896</text:p>
              </table:table-cell>
              <table:table-cell office:value-type="float" office:value="3.1559265777651">
                <text:p>3.15592657776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000009896">
                <text:p>63.000009896</text:p>
              </table:table-cell>
              <table:table-cell office:value-type="float" office:value="2.8514288670588">
                <text:p>2.85142886705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000009896">
                <text:p>66.000009896</text:p>
              </table:table-cell>
              <table:table-cell office:value-type="float" office:value="2.9995130485928">
                <text:p>2.99951304859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.000009896">
                <text:p>69.000009896</text:p>
              </table:table-cell>
              <table:table-cell office:value-type="float" office:value="3.1196375631902">
                <text:p>3.11963756319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000009896">
                <text:p>72.000009896</text:p>
              </table:table-cell>
              <table:table-cell office:value-type="float" office:value="3.2502987559833">
                <text:p>3.25029875598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000009896">
                <text:p>75.000009896</text:p>
              </table:table-cell>
              <table:table-cell office:value-type="float" office:value="3.080125073014">
                <text:p>3.0801250730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000009896">
                <text:p>78.000009896</text:p>
              </table:table-cell>
              <table:table-cell office:value-type="float" office:value="2.9748136550272">
                <text:p>2.97481365502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.000009896">
                <text:p>81.000009896</text:p>
              </table:table-cell>
              <table:table-cell office:value-type="float" office:value="2.771109801626">
                <text:p>2.7711098016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000009896">
                <text:p>84.000009896</text:p>
              </table:table-cell>
              <table:table-cell office:value-type="float" office:value="3.0553802856416">
                <text:p>3.05538028564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.000009896">
                <text:p>87.000009896</text:p>
              </table:table-cell>
              <table:table-cell office:value-type="float" office:value="2.963057353847">
                <text:p>2.9630573538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000009896">
                <text:p>90.000009896</text:p>
              </table:table-cell>
              <table:table-cell office:value-type="float" office:value="3.045878380779">
                <text:p>3.0458783807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000009896">
                <text:p>93.000009896</text:p>
              </table:table-cell>
              <table:table-cell office:value-type="float" office:value="3.0187364011217">
                <text:p>3.01873640112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000009896">
                <text:p>96.000009896</text:p>
              </table:table-cell>
              <table:table-cell office:value-type="float" office:value="2.9449135813661">
                <text:p>2.94491358136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000009896">
                <text:p>99.000009896</text:p>
              </table:table-cell>
              <table:table-cell office:value-type="float" office:value="3.0811216330303">
                <text:p>3.08112163303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000009896">
                <text:p>102.000009896</text:p>
              </table:table-cell>
              <table:table-cell office:value-type="float" office:value="3.0057161918506">
                <text:p>3.00571619185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000009896">
                <text:p>105.000009896</text:p>
              </table:table-cell>
              <table:table-cell office:value-type="float" office:value="3.2649963080102">
                <text:p>3.26499630801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.000009896">
                <text:p>108.000009896</text:p>
              </table:table-cell>
              <table:table-cell office:value-type="float" office:value="2.9979646762127">
                <text:p>2.99796467621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.000009896">
                <text:p>111.000009896</text:p>
              </table:table-cell>
              <table:table-cell office:value-type="float" office:value="3.0193869269002">
                <text:p>3.01938692690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.000009896">
                <text:p>114.000009896</text:p>
              </table:table-cell>
              <table:table-cell office:value-type="float" office:value="3.1386698422776">
                <text:p>3.13866984227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.000009896">
                <text:p>117.000009896</text:p>
              </table:table-cell>
              <table:table-cell office:value-type="float" office:value="2.8633504875765">
                <text:p>2.86335048757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.000009896">
                <text:p>120.000009896</text:p>
              </table:table-cell>
              <table:table-cell office:value-type="float" office:value="3.104585421284">
                <text:p>3.1045854212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000028016">
                <text:p>123.000028016</text:p>
              </table:table-cell>
              <table:table-cell office:value-type="float" office:value="3.025553256545">
                <text:p>3.0255532565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.000009896">
                <text:p>126.000009896</text:p>
              </table:table-cell>
              <table:table-cell office:value-type="float" office:value="3.0000988979589">
                <text:p>3.00009889795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.000009896">
                <text:p>129.000009896</text:p>
              </table:table-cell>
              <table:table-cell office:value-type="float" office:value="2.8978131647437">
                <text:p>2.89781316474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.000009896">
                <text:p>132.000009896</text:p>
              </table:table-cell>
              <table:table-cell office:value-type="float" office:value="2.9368755588288">
                <text:p>2.93687555882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000009896">
                <text:p>135.000009896</text:p>
              </table:table-cell>
              <table:table-cell office:value-type="float" office:value="3.0376859534479">
                <text:p>3.03768595344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.000009896">
                <text:p>138.000009896</text:p>
              </table:table-cell>
              <table:table-cell office:value-type="float" office:value="2.951193418101">
                <text:p>2.9511934181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.000009896">
                <text:p>141.000009896</text:p>
              </table:table-cell>
              <table:table-cell office:value-type="float" office:value="2.8675618043681">
                <text:p>2.86756180436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.000009896">
                <text:p>144.000009896</text:p>
              </table:table-cell>
              <table:table-cell office:value-type="float" office:value="2.9556597371677">
                <text:p>2.95565973716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.000009896">
                <text:p>147.000009896</text:p>
              </table:table-cell>
              <table:table-cell office:value-type="float" office:value="3.1502057906427">
                <text:p>3.15020579064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.000009896">
                <text:p>150.000009896</text:p>
              </table:table-cell>
              <table:table-cell office:value-type="float" office:value="3.0575753117497">
                <text:p>3.05757531174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.000009896">
                <text:p>153.000009896</text:p>
              </table:table-cell>
              <table:table-cell office:value-type="float" office:value="2.759692608044">
                <text:p>2.7596926080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.000009896">
                <text:p>156.000009896</text:p>
              </table:table-cell>
              <table:table-cell office:value-type="float" office:value="2.883638508092">
                <text:p>2.8836385080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.000009896">
                <text:p>159.000009896</text:p>
              </table:table-cell>
              <table:table-cell office:value-type="float" office:value="2.9327881952012">
                <text:p>2.93278819520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.000009896">
                <text:p>162.000009896</text:p>
              </table:table-cell>
              <table:table-cell office:value-type="float" office:value="3.1005471809776">
                <text:p>3.10054718097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.000009896">
                <text:p>165.000009896</text:p>
              </table:table-cell>
              <table:table-cell office:value-type="float" office:value="3.3634923068311">
                <text:p>3.36349230683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.000009896">
                <text:p>168.000009896</text:p>
              </table:table-cell>
              <table:table-cell office:value-type="float" office:value="3.068018373506">
                <text:p>3.0680183735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.000009896">
                <text:p>171.000009896</text:p>
              </table:table-cell>
              <table:table-cell office:value-type="float" office:value="3.0566275315157">
                <text:p>3.05662753151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.000009896">
                <text:p>174.000009896</text:p>
              </table:table-cell>
              <table:table-cell office:value-type="float" office:value="2.8318743700189">
                <text:p>2.83187437001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.000009896">
                <text:p>177.000009896</text:p>
              </table:table-cell>
              <table:table-cell office:value-type="float" office:value="2.866903961703">
                <text:p>2.8669039617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.000009896">
                <text:p>180.000009896</text:p>
              </table:table-cell>
              <table:table-cell office:value-type="float" office:value="2.8040980492505">
                <text:p>2.80409804925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.000009896">
                <text:p>183.000009896</text:p>
              </table:table-cell>
              <table:table-cell office:value-type="float" office:value="2.9125102625651">
                <text:p>2.91251026256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.000009896">
                <text:p>186.000009896</text:p>
              </table:table-cell>
              <table:table-cell office:value-type="float" office:value="2.8970001145833">
                <text:p>2.89700011458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.000009896">
                <text:p>189.000009896</text:p>
              </table:table-cell>
              <table:table-cell office:value-type="float" office:value="3.1317079603062">
                <text:p>3.13170796030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.000009896">
                <text:p>192.000009896</text:p>
              </table:table-cell>
              <table:table-cell office:value-type="float" office:value="3.0787614599149">
                <text:p>3.07876145991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.000009896">
                <text:p>195.000009896</text:p>
              </table:table-cell>
              <table:table-cell office:value-type="float" office:value="2.8657782515222">
                <text:p>2.86577825152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.000009896">
                <text:p>198.000009896</text:p>
              </table:table-cell>
              <table:table-cell office:value-type="float" office:value="3.1310550795374">
                <text:p>3.13105507953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.000009896">
                <text:p>201.000009896</text:p>
              </table:table-cell>
              <table:table-cell office:value-type="float" office:value="2.9059513993957">
                <text:p>2.90595139939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.000009896">
                <text:p>204.000009896</text:p>
              </table:table-cell>
              <table:table-cell office:value-type="float" office:value="2.9593898583809">
                <text:p>2.95938985838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.000009896">
                <text:p>207.000009896</text:p>
              </table:table-cell>
              <table:table-cell office:value-type="float" office:value="2.8247242491381">
                <text:p>2.82472424913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.000009896">
                <text:p>210.000009896</text:p>
              </table:table-cell>
              <table:table-cell office:value-type="float" office:value="2.818255170454">
                <text:p>2.8182551704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.000009896">
                <text:p>213.000009896</text:p>
              </table:table-cell>
              <table:table-cell office:value-type="float" office:value="3.0841305652224">
                <text:p>3.08413056522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.000009896">
                <text:p>216.000009896</text:p>
              </table:table-cell>
              <table:table-cell office:value-type="float" office:value="3.013178240579">
                <text:p>3.0131782405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.000009896">
                <text:p>219.000009896</text:p>
              </table:table-cell>
              <table:table-cell office:value-type="float" office:value="3.0355841307373">
                <text:p>3.03558413073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.000009896">
                <text:p>222.000009896</text:p>
              </table:table-cell>
              <table:table-cell office:value-type="float" office:value="3.0805189509955">
                <text:p>3.08051895099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.000009896">
                <text:p>225.000009896</text:p>
              </table:table-cell>
              <table:table-cell office:value-type="float" office:value="2.7816724960248">
                <text:p>2.78167249602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.000009896">
                <text:p>228.000009896</text:p>
              </table:table-cell>
              <table:table-cell office:value-type="float" office:value="3.1516941173699">
                <text:p>3.15169411736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.000009896">
                <text:p>231.000009896</text:p>
              </table:table-cell>
              <table:table-cell office:value-type="float" office:value="2.8811453991538">
                <text:p>2.88114539915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.000009896">
                <text:p>234.000009896</text:p>
              </table:table-cell>
              <table:table-cell office:value-type="float" office:value="2.8851675713265">
                <text:p>2.88516757132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.000009896">
                <text:p>237.000009896</text:p>
              </table:table-cell>
              <table:table-cell office:value-type="float" office:value="3.1102146814536">
                <text:p>3.11021468145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.000009896">
                <text:p>240.000009896</text:p>
              </table:table-cell>
              <table:table-cell office:value-type="float" office:value="2.9119621860744">
                <text:p>2.91196218607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.000009896">
                <text:p>243.000009896</text:p>
              </table:table-cell>
              <table:table-cell office:value-type="float" office:value="2.8306575850751">
                <text:p>2.83065758507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.000028016">
                <text:p>246.000028016</text:p>
              </table:table-cell>
              <table:table-cell office:value-type="float" office:value="3.0297473856383">
                <text:p>3.02974738563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.000009896">
                <text:p>249.000009896</text:p>
              </table:table-cell>
              <table:table-cell office:value-type="float" office:value="3.2814497137986">
                <text:p>3.28144971379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.000009896">
                <text:p>252.000009896</text:p>
              </table:table-cell>
              <table:table-cell office:value-type="float" office:value="2.9240626239923">
                <text:p>2.92406262399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000009896">
                <text:p>255.000009896</text:p>
              </table:table-cell>
              <table:table-cell office:value-type="float" office:value="3.0011045444634">
                <text:p>3.00110454446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.000009896">
                <text:p>258.000009896</text:p>
              </table:table-cell>
              <table:table-cell office:value-type="float" office:value="2.99050281983">
                <text:p>2.990502819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.000009896">
                <text:p>261.000009896</text:p>
              </table:table-cell>
              <table:table-cell office:value-type="float" office:value="3.023336100339">
                <text:p>3.0233361003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.000009896">
                <text:p>264.000009896</text:p>
              </table:table-cell>
              <table:table-cell office:value-type="float" office:value="2.9668325154498">
                <text:p>2.96683251544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.000009896">
                <text:p>267.000009896</text:p>
              </table:table-cell>
              <table:table-cell office:value-type="float" office:value="2.8522785173804">
                <text:p>2.85227851738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.000009896">
                <text:p>270.000009896</text:p>
              </table:table-cell>
              <table:table-cell office:value-type="float" office:value="3.1736095973218">
                <text:p>3.17360959732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.000009896">
                <text:p>273.000009896</text:p>
              </table:table-cell>
              <table:table-cell office:value-type="float" office:value="2.9416548618104">
                <text:p>2.94165486181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.000009896">
                <text:p>276.000009896</text:p>
              </table:table-cell>
              <table:table-cell office:value-type="float" office:value="3.1751447014952">
                <text:p>3.17514470149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.000009896">
                <text:p>279.000009896</text:p>
              </table:table-cell>
              <table:table-cell office:value-type="float" office:value="2.9986198670337">
                <text:p>2.99861986703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.000009896">
                <text:p>282.000009896</text:p>
              </table:table-cell>
              <table:table-cell office:value-type="float" office:value="3.0598334928657">
                <text:p>3.05983349286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.000009896">
                <text:p>285.000009896</text:p>
              </table:table-cell>
              <table:table-cell office:value-type="float" office:value="3.0056147474818">
                <text:p>3.00561474748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.000009896">
                <text:p>288.000009896</text:p>
              </table:table-cell>
              <table:table-cell office:value-type="float" office:value="2.9924391506491">
                <text:p>2.99243915064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.000009896">
                <text:p>291.000009896</text:p>
              </table:table-cell>
              <table:table-cell office:value-type="float" office:value="3.0719998923215">
                <text:p>3.07199989232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.000009896">
                <text:p>294.000009896</text:p>
              </table:table-cell>
              <table:table-cell office:value-type="float" office:value="3.0969329355744">
                <text:p>3.09693293557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.000009896">
                <text:p>297.000009896</text:p>
              </table:table-cell>
              <table:table-cell office:value-type="float" office:value="3.0704334785331">
                <text:p>3.07043347853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.000009896">
                <text:p>300.000009896</text:p>
              </table:table-cell>
              <table:table-cell office:value-type="float" office:value="2.8839758550113">
                <text:p>2.883975855011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